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Heading_20_1" text:outline-level="1">Créer un connecteur SQL unique</text:h>
      <text:h text:style-name="Heading_20_1" text:outline-level="1">Crypter les mots de passe</text:h>
      <text:h text:style-name="Heading_20_1" text:outline-level="1">Régler le problème du TCPServer </text:h>
      <text:h text:style-name="Heading_20_1" text:outline-level="1">Nettoyer le cod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19-04-18T09:22:45</dc:date>
    <meta:editing-duration>PT1H30M44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11" meta:word-count="41" meta:character-count="251"/>
  </office:meta>
</office:document-meta>
</file>